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ce181e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istencia</text:p>
          </table:table-cell>
          <table:table-cell table:style-name="ce1" office:value-type="string" calcext:value-type="string">
            <text:p>Recaudación</text:p>
          </table:table-cell>
          <table:table-cell table:number-columns-repeated="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office:value-type="string" calcext:value-type="string">
            <text:p>Cantidad de ciudades: ?</text:p>
          </table:table-cell>
          <table:table-cell table:number-columns-repeated="58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000" calcext:value-type="float">
            <text:p>4000</text:p>
          </table:table-cell>
          <table:table-cell/>
          <table:table-cell office:value-type="string" calcext:value-type="string">
            <text:p>Cantidad de registros x ciudad: 3</text:p>
          </table:table-cell>
          <table:table-cell table:number-columns-repeated="58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000" calcext:value-type="float">
            <text:p>6000</text:p>
          </table:table-cell>
          <table:table-cell/>
          <table:table-cell office:value-type="string" calcext:value-type="string">
            <text:p>Agrupado por ciudad</text:p>
          </table:table-cell>
          <table:table-cell table:number-columns-repeated="5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iudad</text:p>
          </table:table-cell>
          <table:table-cell/>
          <table:table-cell office:value-type="string" calcext:value-type="string">
            <text:p>Total Rec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SUM([.D2:.D4])" office:value-type="float" office:value="12000" calcext:value-type="float">
            <text:p>1200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SUM([.D5:.D7])" office:value-type="float" office:value="14000" calcext:value-type="float">
            <text:p>14000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SUM([.D8:.D10])" office:value-type="float" office:value="14000" calcext:value-type="float">
            <text:p>1400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sistencia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romedio</text:p>
          </table:table-cell>
          <table:table-cell/>
          <table:table-cell table:formula="of:=SUM([.D2:.D10])/SUM([.C2:.C10])" office:value-type="float" office:value="0.862068965517241" calcext:value-type="float">
            <text:p>0,862068965517241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jercicio 2" table:style-name="ta1">
        <table:table-column table:style-name="co6" table:default-cell-style-name="ce6"/>
        <table:table-column table:style-name="co7" table:default-cell-style-name="ce6"/>
        <table:table-column table:style-name="co5" table:number-columns-repeated="62" table:default-cell-style-name="ce6"/>
        <table:table-row table:style-name="ro1">
          <table:table-cell table:style-name="ce5" office:value-type="string" calcext:value-type="string">
            <text:p>Grupo</text:p>
          </table:table-cell>
          <table:table-cell table:style-name="ce5" office:value-type="string" calcext:value-type="string">
            <text:p>Elementos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 9 10 -3 <text:span text:style-name="T1">0</text:span></text:p>
          </table:table-cell>
          <table:table-cell table:formula="of:=2/4" office:value-type="float" office:value="0.5" calcext:value-type="float">
            <text:p>0,5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 8 10 10 44 <text:span text:style-name="T1">0</text:span>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4 5 6 7 8 9 <text:span text:style-name="T1">0</text:span></text:p>
          </table:table-cell>
          <table:table-cell table:formula="of:=4/7" office:value-type="float" office:value="0.571428571428571" calcext:value-type="float">
            <text:p>0,57142857142857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 6 4 <text:span text:style-name="T2">0</text:span>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upo 3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Ultimo primo</text:p>
          </table:table-cell>
          <table:table-cell office:value-type="string" calcext:value-type="string">
            <text:p>Orden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antidad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8:13.238027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9T14:00:45.183454331</meta:creation-date>
    <dc:date>2020-05-19T22:08:55.054466663</dc:date>
    <meta:editing-duration>PT6H28M50S</meta:editing-duration>
    <meta:editing-cycles>5</meta:editing-cycles>
    <meta:generator>LibreOffice/6.4.3.2$Linux_X86_64 LibreOffice_project/40$Build-2</meta:generator>
    <meta:document-statistic meta:table-count="2" meta:cell-count="86" meta:object-count="0"/>
  </office:meta>
</office:document-meta>
</file>